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Veranaç" svg:font-family="Veranaç"/>
  </office:font-face-decls>
  <office:automatic-styles>
    <style:style style:name="P1" style:family="paragraph" style:parent-style-name="Subtitle">
      <style:text-properties officeooo:paragraph-rsid="0014ee9a"/>
    </style:style>
    <style:style style:name="P2" style:family="paragraph" style:parent-style-name="Title">
      <style:text-properties officeooo:rsid="00062ffe" officeooo:paragraph-rsid="0014ee9a"/>
    </style:style>
    <style:style style:name="P3" style:family="paragraph" style:parent-style-name="Text_20_body">
      <style:paragraph-properties fo:text-align="start" style:justify-single-word="false"/>
      <style:text-properties style:use-window-font-color="true" loext:opacity="0%" style:font-name="Veranaç" fo:font-size="12pt" fo:language="ca" fo:country="ES" fo:font-style="normal" fo:font-weight="normal" officeooo:rsid="0016a201" officeooo:paragraph-rsid="0014ee9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loext:opacity="0%" style:font-name="Veranaç" fo:font-size="12pt" fo:language="ca" fo:country="ES" fo:font-style="normal" fo:font-weight="normal" officeooo:rsid="0016a201" officeooo:paragraph-rsid="0017de7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paragraph-rsid="001e1601"/>
    </style:style>
    <style:style style:name="P6" style:family="paragraph" style:parent-style-name="Text_20_body" style:list-style-name="L1">
      <style:paragraph-properties fo:text-align="justify" style:justify-single-word="false" style:text-autospace="none"/>
      <style:text-properties officeooo:paragraph-rsid="001e4b98"/>
    </style:style>
    <style:style style:name="P7" style:family="paragraph" style:parent-style-name="Text_20_body" style:list-style-name="L1">
      <style:paragraph-properties fo:text-align="justify" style:justify-single-word="false"/>
      <style:text-properties style:use-window-font-color="true" loext:opacity="0%" style:font-name="Veranaç" fo:font-size="12pt" fo:language="ca" fo:country="ES" fo:font-style="normal" fo:font-weight="normal" officeooo:rsid="005ba275" officeooo:paragraph-rsid="001e160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 style:list-style-name="L1">
      <style:paragraph-properties fo:text-align="justify" style:justify-single-word="false" style:text-autospace="none"/>
      <style:text-properties style:use-window-font-color="true" loext:opacity="0%" style:font-name="Veranaç" fo:font-size="12pt" fo:language="ca" fo:country="ES" fo:font-style="normal" fo:font-weight="normal" officeooo:rsid="005ba275" officeooo:paragraph-rsid="001e160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 style:list-style-name="L1">
      <style:paragraph-properties fo:text-align="justify" style:justify-single-word="false"/>
      <style:text-properties style:use-window-font-color="true" loext:opacity="0%" style:font-name="Veranaç" fo:font-size="12pt" fo:language="ca" fo:country="ES" fo:font-style="normal" fo:font-weight="normal" officeooo:rsid="001c5fa2" officeooo:paragraph-rsid="001e160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 style:list-style-name="L1">
      <style:paragraph-properties fo:text-align="justify" style:justify-single-word="false" style:text-autospace="none"/>
      <style:text-properties style:use-window-font-color="true" loext:opacity="0%" style:font-name="Veranaç" fo:font-size="12pt" fo:language="ca" fo:country="ES" fo:font-style="normal" fo:font-weight="normal" officeooo:rsid="001e6005" officeooo:paragraph-rsid="001e160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 style:list-style-name="L1">
      <style:paragraph-properties fo:text-align="justify" style:justify-single-word="false" style:text-autospace="none"/>
      <style:text-properties style:use-window-font-color="true" loext:opacity="0%" style:font-name="Veranaç" fo:font-size="12pt" fo:language="ca" fo:country="ES" fo:font-style="normal" fo:font-weight="normal" officeooo:rsid="001cfcb4" officeooo:paragraph-rsid="001e160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 style:list-style-name="L1">
      <style:paragraph-properties fo:text-align="justify" style:justify-single-word="false" style:text-autospace="none"/>
      <style:text-properties style:use-window-font-color="true" loext:opacity="0%" style:font-name="Veranaç" fo:font-size="12pt" fo:language="ca" fo:country="ES" fo:font-style="normal" fo:font-weight="normal" officeooo:rsid="0016a201" officeooo:paragraph-rsid="001e160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 style:list-style-name="L1">
      <style:paragraph-properties fo:text-align="start" style:justify-single-word="false"/>
      <style:text-properties style:use-window-font-color="true" loext:opacity="0%" style:font-name="Veranaç" fo:font-size="12pt" fo:language="ca" fo:country="ES" fo:font-style="normal" fo:font-weight="normal" officeooo:rsid="0016a201" officeooo:paragraph-rsid="0014ee9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Liberation Sans" fo:font-size="38pt" style:font-name-asian="Noto Sans CJK SC" style:font-size-asian="28pt" style:font-name-complex="Noto Sans Devanagari1" style:font-size-complex="28pt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officeooo:rsid="0014ee9a"/>
    </style:style>
    <style:style style:name="T4" style:family="text">
      <style:text-properties style:font-name="Liberation Sans1" fo:font-size="18pt" officeooo:rsid="0022b48d" style:font-name-asian="Noto Sans CJK SC" style:font-size-asian="18pt" style:font-name-complex="Noto Sans Devanagari1" style:font-size-complex="18pt"/>
    </style:style>
    <style:style style:name="T5" style:family="text">
      <style:text-properties style:font-name="Liberation Sans1" fo:font-size="18pt" officeooo:rsid="0014ee9a" style:font-name-asian="Noto Sans CJK SC" style:font-size-asian="18pt" style:font-name-complex="Noto Sans Devanagari1" style:font-size-complex="18pt"/>
    </style:style>
    <style:style style:name="T6" style:family="text">
      <style:text-properties style:font-name="Liberation Sans1" fo:font-size="18pt" officeooo:rsid="001e1601" style:font-name-asian="Noto Sans CJK SC" style:font-size-asian="18pt" style:font-name-complex="Noto Sans Devanagari1" style:font-size-complex="18pt"/>
    </style:style>
    <style:style style:name="T7" style:family="text">
      <style:text-properties style:font-name="Liberation Sans1" officeooo:rsid="001e1601"/>
    </style:style>
    <style:style style:name="T8" style:family="text">
      <style:text-properties style:use-window-font-color="true" loext:opacity="0%" style:font-name="Veranaç" fo:font-size="12pt" fo:language="ca" fo:country="ES" fo:font-style="normal" fo:font-weight="normal" officeooo:rsid="001c5fa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use-window-font-color="true" loext:opacity="0%" style:font-name="Veranaç" fo:font-size="12pt" fo:language="ca" fo:country="ES" fo:font-style="normal" fo:font-weight="normal" officeooo:rsid="005ba27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use-window-font-color="true" loext:opacity="0%" style:font-name="Veranaç" fo:font-size="12pt" fo:language="ca" fo:country="ES" fo:font-style="normal" fo:font-weight="normal" officeooo:rsid="001517e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use-window-font-color="true" loext:opacity="0%" style:font-name="Veranaç" fo:font-size="12pt" fo:language="ca" fo:country="ES" fo:font-style="normal" fo:font-weight="normal" officeooo:rsid="0016a20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use-window-font-color="true" loext:opacity="0%" style:font-name="Veranaç" fo:font-size="12pt" fo:language="ca" fo:country="ES" fo:font-style="normal" fo:font-weight="normal" officeooo:rsid="0017104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use-window-font-color="true" loext:opacity="0%" style:font-name="Veranaç" fo:font-size="12pt" fo:language="ca" fo:country="ES" fo:font-style="normal" fo:font-weight="normal" officeooo:rsid="0018fcf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use-window-font-color="true" loext:opacity="0%" style:font-name="Veranaç" fo:font-size="12pt" fo:language="ca" fo:country="ES" fo:font-style="normal" fo:font-weight="normal" officeooo:rsid="001971f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officeooo:rsid="0016a201"/>
    </style:style>
    <style:style style:name="T16" style:family="text">
      <style:text-properties officeooo:rsid="001e6005"/>
    </style:style>
    <style:style style:name="T17" style:family="text">
      <style:text-properties officeooo:rsid="001971fe"/>
    </style:style>
    <style:style style:name="T18" style:family="text">
      <style:text-properties officeooo:rsid="0148d5ac"/>
    </style:style>
    <style:style style:name="T19" style:family="text">
      <style:text-properties officeooo:rsid="0018fcfb"/>
    </style:style>
    <style:style style:name="T20" style:family="text">
      <style:text-properties officeooo:rsid="001e4b98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µ</text:span><text:span text:style-name="T2">hackathon </text:span><text:span text:style-name="T3">5-</text:span><text:span text:style-name="T7">6</text:span></text:p>
      <text:p text:style-name="P1"><text:span text:style-name="T4">Gestió </text:span><text:span text:style-name="T5">de fitxers </text:span><text:span text:style-name="T6">+ temporització</text:span></text:p>
      <text:list xml:id="list1325069876" text:style-name="L1">
        <text:list-header>
          <text:p text:style-name="P5"><text:span text:style-name="T9">Volem temporitzar un </text:span><text:span text:style-name="T10">si</text:span><text:span text:style-name="T11">s</text:span><text:span text:style-name="T10">tema de </text:span><text:span text:style-name="T9">backup </text:span><text:span text:style-name="T11">remot</text:span><text:span text:style-name="T9"> mensual on cada més es realitza una còpia de nivell 0 </text:span><text:span text:style-name="T11">(completa) </text:span><text:span text:style-name="T9">, cada setmana una copia de nivell 1 (incremental setmanal sobre el nivell 0) i cada dia es fa una còpia de nivell 2 (incremental diari sobre el nivell 1) </text:span><text:span text:style-name="T11">que </text:span><text:span text:style-name="T9">compleixin les següents condicions:</text:span></text:p>
          <text:list>
            <text:list-item>
              <text:p text:style-name="P5"><text:span text:style-name="T8">connexió entre màquines</text:span><text:span text:style-name="T9"> </text:span></text:p>
              <text:list>
                <text:list-item>
                  <text:p text:style-name="P7">La connexió ha de ser segura (ssh). </text:p>
                </text:list-item>
                <text:list-item>
                  <text:p text:style-name="P7">Per tal de poder temporitzar el backup es necessari que cada vegada que ens connectem a la maquina remota no ens demani el password</text:p>
                </text:list-item>
              </text:list>
            </text:list-item>
            <text:list-item>
              <text:p text:style-name="P9">Copies de seguretat</text:p>
              <text:list>
                <text:list-item>
                  <text:p text:style-name="P7">El directori a copiar es: /var/log </text:p>
                </text:list-item>
                <text:list-item>
                  <text:p text:style-name="P7">Els arxius .gz han de quedar exclosos.</text:p>
                </text:list-item>
                <text:list-item>
                  <text:p text:style-name="P7">Els arxius copiats han de tenir els següents permisos al directori destí: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/>owner: rwx, group: - - - , i others: - - -.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(Nota: mireu al man les opcions de rsync)</text:p>
                </text:list-item>
                <text:list-item>
                  <text:p text:style-name="P8">La copia s’ha de realitzar en una màquina remota (clon) amb adreça <text:span text:style-name="T20">IP</text:span> 172.16.1.2 Aquesta màquina ha de tenir una partició exclusiva per als backups muntada a /home/aso/backups.</text:p>
                </text:list-item>
                <text:list-item>
                  <text:p text:style-name="P8"><text:span text:style-name="T15"><text:s/>Al directori de backup es guardaran solament les tres copies mes recents </text:span><text:span text:style-name="T16">(rotació)</text:span><text:span text:style-name="T15">, identificades amb backup-</text:span><text:span text:style-name="T17">&lt;dir_bck&gt;</text:span><text:span text:style-name="T15">-nivell</text:span><text:span text:style-name="T17">&lt;x&gt;</text:span><text:span text:style-name="T15">-</text:span><text:span text:style-name="T17">&lt;</text:span><text:span text:style-name="T15">any mes dia hora minut segon</text:span><text:span text:style-name="T17">&gt;. Ex.: <text:s/>backup-log-nivell0-20</text:span><text:span text:style-name="T18">2</text:span><text:span text:style-name="T17">212011030. </text:span></text:p>
                </text:list-item>
                <text:list-item>
                  <text:p text:style-name="P10">Les ordres de rotació es donaran des de la maquina host cap a la màquina remota</text:p>
                </text:list-item>
              </text:list>
            </text:list-item>
            <text:list-item>
              <text:p text:style-name="P11">Temporització de les copies</text:p>
              <text:list>
                <text:list-item>
                  <text:p text:style-name="P12">Es realitzarà una copia <text:span text:style-name="T19">nivell 0 (</text:span>completa<text:span text:style-name="T19">)</text:span> cada primer dimarts del mes a les 00:05h</text:p>
                </text:list-item>
                <text:list-item>
                  <text:p text:style-name="P6"><text:span text:style-name="T11">Es realitzarà un copia incremental </text:span><text:span text:style-name="T12">nivell </text:span><text:span text:style-name="T14">1</text:span><text:span text:style-name="T12"> </text:span><text:span text:style-name="T11">cada </text:span><text:span text:style-name="T14">diumenge </text:span><text:span text:style-name="T11">a les 0</text:span><text:span text:style-name="T14">0</text:span><text:span text:style-name="T11">:</text:span><text:span text:style-name="T14">15</text:span><text:span text:style-name="T11">h.</text:span></text:p>
                </text:list-item>
                <text:list-item>
                  <text:p text:style-name="P6"><text:span text:style-name="T11">Es realitzarà un copia incremental </text:span><text:span text:style-name="T12">nivell </text:span><text:span text:style-name="T13">2</text:span><text:span text:style-name="T12"> </text:span><text:span text:style-name="T11">cada </text:span><text:span text:style-name="T13">dia</text:span><text:span text:style-name="T11"> a les 02:30h.</text:span></text:p>
                </text:list-item>
              </text:list>
              <text:p text:style-name="P13"><text:soft-page-break/>Entrega:</text:p>
            </text:list-item>
          </text:list>
        </text:list-header>
      </text:list>
      <text:p text:style-name="P3">Especificacions</text:p>
      <text:p text:style-name="P4">Llista de tasques amb responsable</text:p>
      <text:p text:style-name="P4">Algoritme</text:p>
      <text:p text:style-name="P4">Descripció de la implementació amb captures de pantalla de cada responsab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Veranaç" svg:font-family="Veranaç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1:22:55.991923176</meta:creation-date>
    <dc:date>2023-12-14T10:16:10.369240488</dc:date>
    <meta:editing-duration>PT20M19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288" meta:character-count="1659" meta:non-whitespace-character-count="1400"/>
  </office:meta>
</office:document-meta>
</file>